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paragraph-properties fo:text-align="center" style:justify-single-word="false"/>
      <style:text-properties fo:font-size="18pt" style:text-underline-style="solid" style:text-underline-width="auto" style:text-underline-color="font-color" fo:font-weight="bold" officeooo:rsid="0017af4a" officeooo:paragraph-rsid="0017af4a" style:font-size-asian="18pt" style:font-size-complex="18pt"/>
    </style:style>
    <style:style style:name="P2" style:family="paragraph" style:parent-style-name="Text_20_body" style:list-style-name="L1">
      <style:text-properties fo:font-weight="bold" officeooo:rsid="0017af4a" officeooo:paragraph-rsid="0017af4a"/>
    </style:style>
    <style:style style:name="P3" style:family="paragraph" style:parent-style-name="Text_20_body" style:list-style-name="L1"/>
    <style:style style:name="P4" style:family="paragraph" style:parent-style-name="Text_20_body" style:list-style-name="L1">
      <style:text-properties fo:font-weight="bold"/>
    </style:style>
    <style:style style:name="P5" style:family="paragraph" style:parent-style-name="Text_20_body" style:list-style-name="L1">
      <style:paragraph-properties fo:margin-left="0in" fo:margin-right="0in" fo:text-indent="0in" style:auto-text-indent="false"/>
    </style:style>
    <style:style style:name="P6" style:family="paragraph" style:parent-style-name="Text_20_body">
      <style:text-properties fo:font-weight="bold"/>
    </style:style>
    <style:style style:name="P7" style:family="paragraph" style:parent-style-name="Text_20_body" style:list-style-name="L2"/>
    <style:style style:name="T1" style:family="text">
      <style:text-properties fo:font-weight="bold"/>
    </style:style>
    <style:style style:name="T2" style:family="text">
      <style:text-properties officeooo:rsid="00187850"/>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L1">
        <text:list-header>
          <text:p text:style-name="P1">CNN Code optimization Explanation</text:p>
          <text:p text:style-name="P2"/>
        </text:list-header>
        <text:list-item>
          <text:p text:style-name="P3"><text:span text:style-name="T1">Clear Structure and Comments:</text:span> The code is logically organized into sections (Configuration, Data Loading, Augmentation, Model Architecture, Compilation, Callbacks, Training, Evaluation, Plotting, Saving), making it easy to follow. The comments are highly informative, explaining the purpose of each section and the rationale behind various choices (e.g., why certain hyperparameters are chosen, the benefits of Batch Normalization or Dropout).</text:p>
        </text:list-item>
        <text:list-item>
          <text:p text:style-name="P3"><text:span text:style-name="T1">Comprehensive Hyperparameter Configuration:</text:span> All important hyperparameters are clearly defined at the beginning, making it easy to modify and experiment with different settings. The notes on tuning are also valuable.</text:p>
        </text:list-item>
        <text:list-item>
          <text:p text:style-name="P3"><text:span text:style-name="T1">CIFAR-10 Dataset Usage:</text:span> Using CIFAR-10 is an excellent choice for a demonstration as it's a standard benchmark, allowing users to easily run the code and compare results. The inclusion of notes on how to use custom datasets is also helpful.</text:p>
        </text:list-item>
        <text:list-item>
          <text:p text:style-name="P4">Data Preprocessing Best Practices:</text:p>
          <text:list>
            <text:list-item>
              <text:p text:style-name="P5"><text:span text:style-name="T1">Normalization:</text:span> Scaling pixel values to [0,1] is crucial for stable and faster training of neural networks.</text:p>
            </text:list-item>
            <text:list-item>
              <text:p text:style-name="P3"><text:span text:style-name="T1">One-Hot Encoding:</text:span> Converting categorical labels to one-hot encoding is necessary for <text:span text:style-name="Source_20_Text">categorical_crossentropy</text:span> loss.</text:p>
            </text:list-item>
          </text:list>
        </text:list-item>
        <text:list-item>
          <text:p text:style-name="P3"><text:span text:style-name="T1">Robust Data Augmentation:</text:span> The <text:span text:style-name="Source_20_Text">ImageDataGenerator</text:span> is used effectively to apply a variety of transformations (rotation, shifts, flips, zoom). This is a cornerstone technique for:</text:p>
          <text:list>
            <text:list-item>
              <text:p text:style-name="P3"><text:span text:style-name="T1">Preventing Overfitting:</text:span> By artificially expanding the training dataset, the model sees more diverse examples.</text:p>
            </text:list-item>
            <text:list-item>
              <text:p text:style-name="P3"><text:span text:style-name="T1">Improving Generalization:</text:span> The model becomes more robust to variations in input images.</text:p>
            </text:list-item>
          </text:list>
        </text:list-item>
        <text:list-item>
          <text:p text:style-name="P4">Optimized CNN Architecture (VGG-like Principles):</text:p>
          <text:list>
            <text:list-item>
              <text:p text:style-name="P3"><text:span text:style-name="T1">Convolutional Blocks:</text:span> The use of multiple convolutional layers followed by Batch Normalization and MaxPooling is a common and effective pattern (reminiscent of VGG networks).</text:p>
            </text:list-item>
            <text:list-item>
              <text:p text:style-name="P3"><text:span text:style-name="T1">Batch Normalization:</text:span> Correctly applied after convolutional layers and before activation, it addresses internal covariate shift, allowing for higher learning rates and faster convergence.</text:p>
            </text:list-item>
            <text:list-item>
              <text:p text:style-name="P3"><text:span text:style-name="T1">MaxPooling2D:</text:span> Downsampling layers that reduce dimensionality, extract dominant features, and provide a degree of translation invariance.</text:p>
            </text:list-item>
            <text:list-item>
              <text:p text:style-name="P3"><text:span text:style-name="T1">Dropout:</text:span> Effectively implemented in both convolutional blocks and fully connected layers to regularize the model and prevent overfitting by randomly dropping out units <text:soft-page-break/>during training. The varying dropout rates for convolutional vs. dense layers are also a good detail.</text:p>
            </text:list-item>
            <text:list-item>
              <text:p text:style-name="P3"><text:span text:style-name="T1">ReLU Activation:</text:span> Standard and efficient non-linear activation function.</text:p>
            </text:list-item>
            <text:list-item>
              <text:p text:style-name="P3"><text:span text:style-name="T1">Flatten and Dense Layers:</text:span> Correct transition from convolutional feature maps to fully connected layers for classification.</text:p>
            </text:list-item>
            <text:list-item>
              <text:p text:style-name="P3"><text:span text:style-name="T1">Softmax Output:</text:span> Essential for multi-class classification, providing probabilities for each class.</text:p>
            </text:list-item>
          </text:list>
        </text:list-item>
        <text:list-item>
          <text:p text:style-name="P4">Model Compilation with Adam Optimizer:</text:p>
          <text:list>
            <text:list-item>
              <text:p text:style-name="P3"><text:span text:style-name="T1">Adam Optimizer:</text:span> A popular and generally effective adaptive learning rate optimizer that combines the benefits of Adagrad and RMSProp.</text:p>
            </text:list-item>
            <text:list-item>
              <text:p text:style-name="P3"><text:span text:style-name="T1">Categorical Crossentropy:</text:span> The correct loss function for multi-class classification with one-hot encoded labels.</text:p>
            </text:list-item>
            <text:list-item>
              <text:p text:style-name="P3"><text:span text:style-name="T1">Accuracy Metric:</text:span> A standard and intuitive metric for classification tasks.</text:p>
            </text:list-item>
          </text:list>
        </text:list-item>
        <text:list-item>
          <text:p text:style-name="P4">Effective Use of Callbacks:</text:p>
          <text:list>
            <text:list-item>
              <text:p text:style-name="P3"><text:span text:style-name="T1">EarlyStopping:</text:span> A critical callback to prevent overfitting and save computational resources by stopping training when validation performance plateaus or degrades. <text:span text:style-name="Source_20_Text">restore_best_weights=True</text:span> ensures the best model state is kept.</text:p>
            </text:list-item>
            <text:list-item>
              <text:p text:style-name="P3"><text:span text:style-name="T1">ReduceLROnPlateau:</text:span> A powerful technique to fine-tune the learning process by reducing the learning rate when the model's performance on the validation set stops improving. This allows the model to escape local minima and converge better.</text:p>
            </text:list-item>
          </text:list>
        </text:list-item>
        <text:list-item>
          <text:p text:style-name="P3"><text:span text:style-name="T1">Training and Evaluation:</text:span> The <text:span text:style-name="Source_20_Text">model.fit</text:span> method is used correctly with the <text:span text:style-name="Source_20_Text">ImageDataGenerator.flow</text:span> for training and a direct validation set. Model evaluation provides clear metrics.</text:p>
        </text:list-item>
        <text:list-item>
          <text:p text:style-name="P3"><text:span text:style-name="T1">Visualization of Training History:</text:span> Plotting accuracy and loss curves for both training and validation sets is crucial for:</text:p>
          <text:list>
            <text:list-item>
              <text:p text:style-name="P3"><text:span text:style-name="T1">Debugging:</text:span> Identifying issues like overfitting (training loss much lower than validation loss) or underfitting (both losses high).</text:p>
            </text:list-item>
            <text:list-item>
              <text:p text:style-name="P3"><text:span text:style-name="T1">Performance Monitoring:</text:span> Visualizing convergence and stability.</text:p>
            </text:list-item>
          </text:list>
        </text:list-item>
        <text:list-item>
          <text:p text:style-name="P3"><text:span text:style-name="T1">Model Saving:</text:span> Saving the trained model is essential for deployment or future use without retraining.</text:p>
        </text:list-item>
      </text:list>
      <text:p text:style-name="P6">Potential Enhancements/Considerations (Minor)/<text:span text:style-name="T2">Future work</text:span>:</text:p>
      <text:list text:style-name="L2">
        <text:list-item>
          <text:p text:style-name="P7"><text:span text:style-name="T1">Learning Rate Schedule (beyond ReduceLROnPlateau):</text:span> While <text:span text:style-name="Source_20_Text">ReduceLROnPlateau</text:span> is good, more advanced learning rate schedules (e.g., cosine decay, exponential decay) could be explored for even finer control, especially in very deep networks. However, for this architecture, <text:span text:style-name="Source_20_Text">ReduceLROnPlateau</text:span> is usually sufficient.</text:p>
        </text:list-item>
        <text:list-item>
          <text:p text:style-name="P7"><text:soft-page-break/><text:span text:style-name="T1">Cross-Validation:</text:span> For a more robust evaluation, especially with smaller datasets, K-fold cross-validation could be implemented, though it significantly increases training time. For CIFAR-10, the existing train-test split is generally acceptable for demonstration.</text:p>
        </text:list-item>
        <text:list-item>
          <text:p text:style-name="P7"><text:span text:style-name="T1">Hyperparameter Tuning Frameworks:</text:span> For serious model optimization, tools like Keras Tuner, Optuna, or Weights &amp; Biases can automate hyperparameter search, but this would add complexity to a demonstration script.</text:p>
        </text:list-item>
        <text:list-item>
          <text:p text:style-name="P7"><text:span text:style-name="T1">Clarity of "Block 3 (Optional)":</text:span> While noted as optional, its inclusion makes the network deeper. It's good to highlight that removing it might be a consideration for simpler tasks or less computational power.</text:p>
        </text:list-item>
        <text:list-item>
          <text:p text:style-name="P7"><text:span text:style-name="T1">GPU/TPU Usage:</text:span> For larger datasets or more complex models, ensuring the code leverages GPUs/TPUs is vital. TensorFlow automatically uses available accelerators, but explicitly mentioning it or showing how to check device placement might be useful for beginners.</text:p>
        </text:list-item>
      </text:list>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Tarkeshwar Barua</meta:initial-creator>
    <meta:creation-date>2025-07-23T12:37:46.676225100</meta:creation-date>
    <dc:date>2025-07-23T12:40:21.760020400</dc:date>
    <dc:creator>Tarkeshwar Barua</dc:creator>
    <meta:editing-duration>PT2M36S</meta:editing-duration>
    <meta:editing-cycles>2</meta:editing-cycles>
    <meta:generator>LibreOffice/25.2.4.3$Windows_X86_64 LibreOffice_project/33e196637044ead23f5c3226cde09b47731f7e27</meta:generator>
    <meta:document-statistic meta:table-count="0" meta:image-count="0" meta:object-count="0" meta:page-count="3" meta:paragraph-count="36" meta:word-count="758" meta:character-count="5462" meta:non-whitespace-character-count="4774"/>
  </office:meta>
</office:document-meta>
</file>